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674" officeooo:paragraph-rsid="00011674"/>
    </style:style>
    <style:style style:name="P2" style:family="paragraph" style:parent-style-name="Standard">
      <style:text-properties officeooo:rsid="0003de62" officeooo:paragraph-rsid="0003de62"/>
    </style:style>
    <style:style style:name="P3" style:family="paragraph" style:parent-style-name="Standard">
      <style:text-properties fo:font-weight="bold" officeooo:rsid="0003de62" officeooo:paragraph-rsid="0003de62" style:font-weight-asian="bold" style:font-weight-complex="bold"/>
    </style:style>
    <style:style style:name="P4" style:family="paragraph" style:parent-style-name="Standard" style:list-style-name="L1">
      <style:text-properties officeooo:rsid="00011674" officeooo:paragraph-rsid="00011674"/>
    </style:style>
    <style:style style:name="P5" style:family="paragraph" style:parent-style-name="Standard" style:list-style-name="L2">
      <style:text-properties officeooo:rsid="00011674" officeooo:paragraph-rsid="00011674"/>
    </style:style>
    <style:style style:name="P6" style:family="paragraph" style:parent-style-name="Standard" style:list-style-name="L3">
      <style:text-properties officeooo:rsid="00011674" officeooo:paragraph-rsid="0003de62"/>
    </style:style>
    <style:style style:name="P7" style:family="paragraph" style:parent-style-name="Standard" style:list-style-name="L3">
      <style:text-properties officeooo:rsid="00011674" officeooo:paragraph-rsid="00011674"/>
    </style:style>
    <style:style style:name="P8" style:family="paragraph" style:parent-style-name="Standard" style:list-style-name="L4">
      <style:text-properties officeooo:rsid="00011674" officeooo:paragraph-rsid="0003de62"/>
    </style:style>
    <style:style style:name="P9" style:family="paragraph" style:parent-style-name="Standard" style:list-style-name="L4">
      <style:text-properties officeooo:rsid="00011674" officeooo:paragraph-rsid="00011674"/>
    </style:style>
    <style:style style:name="P10" style:family="paragraph" style:parent-style-name="Standard" style:list-style-name="L5">
      <style:text-properties officeooo:rsid="00011674" officeooo:paragraph-rsid="0003de62"/>
    </style:style>
    <style:style style:name="P11" style:family="paragraph" style:parent-style-name="Standard" style:list-style-name="L5">
      <style:text-properties officeooo:rsid="00011674" officeooo:paragraph-rsid="00011674"/>
    </style:style>
    <style:style style:name="P12" style:family="paragraph" style:parent-style-name="Standard" style:list-style-name="L5">
      <style:text-properties officeooo:rsid="00011674" officeooo:paragraph-rsid="00027c33"/>
    </style:style>
    <style:style style:name="P13" style:family="paragraph" style:parent-style-name="Standard" style:list-style-name="L6">
      <style:text-properties officeooo:rsid="00011674" officeooo:paragraph-rsid="00011674"/>
    </style:style>
    <style:style style:name="P14" style:family="paragraph" style:parent-style-name="Standard" style:list-style-name="L7">
      <style:text-properties officeooo:rsid="00011674" officeooo:paragraph-rsid="00011674"/>
    </style:style>
    <style:style style:name="P15" style:family="paragraph" style:parent-style-name="Standard" style:list-style-name="L8">
      <style:text-properties officeooo:rsid="00011674" officeooo:paragraph-rsid="00011674"/>
    </style:style>
    <style:style style:name="P16" style:family="paragraph" style:parent-style-name="Standard" style:list-style-name="L10">
      <style:text-properties officeooo:rsid="00011674" officeooo:paragraph-rsid="0004d087"/>
    </style:style>
    <style:style style:name="P17" style:family="paragraph" style:parent-style-name="Standard">
      <style:text-properties officeooo:rsid="0003de62" officeooo:paragraph-rsid="0003de62"/>
    </style:style>
    <style:style style:name="P18" style:family="paragraph" style:parent-style-name="Standard" style:list-style-name="L9">
      <style:text-properties fo:language="ru" fo:country="RU" officeooo:rsid="0003de62" officeooo:paragraph-rsid="0003de62"/>
    </style:style>
    <style:style style:name="P19" style:family="paragraph" style:parent-style-name="Standard" style:list-style-name="L10">
      <style:text-properties fo:language="ru" fo:country="RU" officeooo:rsid="0003de62" officeooo:paragraph-rsid="0004d087"/>
    </style:style>
    <style:style style:name="P20" style:family="paragraph" style:parent-style-name="Standard">
      <style:text-properties fo:language="en" fo:country="US" officeooo:rsid="0004d087" officeooo:paragraph-rsid="0003de62"/>
    </style:style>
    <style:style style:name="P21" style:family="paragraph" style:parent-style-name="Standard">
      <style:text-properties fo:language="en" fo:country="US" officeooo:rsid="0004d087" officeooo:paragraph-rsid="0004d087"/>
    </style:style>
    <style:style style:name="P22" style:family="paragraph" style:parent-style-name="Standard" style:list-style-name="L11">
      <style:text-properties fo:language="en" fo:country="US" officeooo:rsid="00078744" officeooo:paragraph-rsid="00078744"/>
    </style:style>
    <style:style style:name="P23" style:family="paragraph" style:parent-style-name="Text_20_body">
      <style:text-properties officeooo:rsid="0004d087" officeooo:paragraph-rsid="0004d087"/>
    </style:style>
    <style:style style:name="P24" style:family="paragraph" style:parent-style-name="Heading_20_2">
      <style:text-properties fo:language="ru" fo:country="RU" officeooo:rsid="0004d087" officeooo:paragraph-rsid="0004d087"/>
    </style:style>
    <style:style style:name="T1" style:family="text">
      <style:text-properties officeooo:rsid="000116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e695"/>
    </style:style>
    <style:style style:name="T4" style:family="text">
      <style:text-properties officeooo:rsid="00027c33"/>
    </style:style>
    <style:style style:name="T5" style:family="text">
      <style:text-properties officeooo:rsid="0003de62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3de62"/>
    </style:style>
    <style:style style:name="T8" style:family="text">
      <style:text-properties fo:language="en" fo:country="US" officeooo:rsid="0004d087"/>
    </style:style>
    <style:style style:name="T9" style:family="text">
      <style:text-properties fo:language="en" fo:country="US" officeooo:rsid="0005d4a8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11674"/>
    </style:style>
    <style:style style:name="T12" style:family="text">
      <style:text-properties officeooo:rsid="000a34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Требования</text:h>
      <text:p text:style-name="P1"><text:span text:style-name="T2">Функциональные требования</text:span>:</text:p>
      <text:list xml:id="list7095001287246512225" text:style-name="L1">
        <text:list-item>
          <text:p text:style-name="P4">обеспечение синхронизированного доступа к ресурсу в сети;</text:p>
        </text:list-item>
        <text:list-item>
          <text:p text:style-name="P4">обеспечение поочерёдного доступа к ресурсу в сети;</text:p>
        </text:list-item>
        <text:list-item>
          <text:p text:style-name="P4">уведомление ожидающего клиента о предоставлении доступа без необходимости постоянного опроса сети (например, по таймеру);</text:p>
        </text:list-item>
        <text:list-item>
          <text:p text:style-name="P4">децентрализованность отсутствие узловых элементов сети либо общих ресурсов.</text:p>
        </text:list-item>
      </text:list>
      <text:p text:style-name="P1"><text:tab/></text:p>
      <text:p text:style-name="P1"><text:span text:style-name="T2">Требования к надёжности</text:span>:</text:p>
      <text:list xml:id="list940313827147031935" text:style-name="L2">
        <text:list-item>
          <text:p text:style-name="P5">все участники сети (как и сама сеть) считаются исключительно надёжными: они всегда online, обрывов связи не случается.</text:p>
        </text:list-item>
      </text:list>
      <text:p text:style-name="P1"/>
      <text:h text:style-name="Heading_20_2" text:outline-level="2">Алгоритмы</text:h>
      <text:p text:style-name="P1"><text:span text:style-name="T2">Получение доступа к ресурсу</text:span>:</text:p>
      <text:p text:style-name="P1"/>
      <text:p text:style-name="P1">Ситуация 1 — ресурс свободен:</text:p>
      <text:list xml:id="list1629989592394240080" text:style-name="L3">
        <text:list-item>
          <text:p text:style-name="P6">Клиент отправляет <text:span text:style-name="T6">broa</text:span><text:span text:style-name="T7">d</text:span><text:span text:style-name="T6">cast</text:span> запрос в сеть: "кто-нибудь работает с ресурсом?".</text:p>
        </text:list-item>
        <text:list-item>
          <text:p text:style-name="P7"><text:span text:style-name="T3">Клиент ж</text:span>дёт TIMEOUT, ответ не получает.</text:p>
        </text:list-item>
        <text:list-item>
          <text:p text:style-name="P7"><text:span text:style-name="T3">Клиент з</text:span>ахватывает ресурс.</text:p>
        </text:list-item>
      </text:list>
      <text:p text:style-name="P1"><text:tab/><text:tab/></text:p>
      <text:p text:style-name="P1">Ситуация 2 — ресурс занят и ожидающих клиентов нет.</text:p>
      <text:list xml:id="list792705488098505538" text:style-name="L4">
        <text:list-item>
          <text:p text:style-name="P8">Клиент отправляет <text:span text:style-name="T6">broa</text:span><text:span text:style-name="T7">d</text:span><text:span text:style-name="T6">cast</text:span> запрос в сеть: "кто-нибудь работает с ресурсом?".</text:p>
        </text:list-item>
        <text:list-item>
          <text:p text:style-name="P9">Машина, занявшая ресурс, получает запрос. Отвечает: "ресурс занят, становись в очередь за мной". Помещает <text:span text:style-name="T3">клиента,</text:span> запросившего доступ, <text:span text:style-name="T3">себе </text:span>в очередь.</text:p>
        </text:list-item>
        <text:list-item>
          <text:p text:style-name="P9">Клиент ждёт TIMEOUT и получает ответ: "ресурс занят, становись в очередь за мной".</text:p>
        </text:list-item>
        <text:list-item>
          <text:p text:style-name="P9">Клиент созда<text:span text:style-name="T3">ё</text:span>т у себя очередь из ответившей машины и себя в конце.</text:p>
        </text:list-item>
        <text:list-item>
          <text:p text:style-name="P9">Клиент ожидает входящее сообщение о предоставлении доступа.</text:p>
        </text:list-item>
      </text:list>
      <text:p text:style-name="P1"><text:tab/><text:tab/></text:p>
      <text:p text:style-name="P1">Ситуация 3 — ресурс занят и есть ожидающие клиенты:</text:p>
      <text:list xml:id="list8045190245149618210" text:style-name="L5">
        <text:list-item>
          <text:p text:style-name="P10">Клиент отправляет <text:span text:style-name="T6">broa</text:span><text:span text:style-name="T7">d</text:span><text:span text:style-name="T6">cast</text:span> запрос в сеть: "кто-нибудь работает с ресурсом?".</text:p>
        </text:list-item>
        <text:list-item>
          <text:p text:style-name="P11">Машина, занявшая ресурс, получает запрос. Отвечает "ресурс занят, становись в очередь. Очередь: я, машина 1, машина 2...". Помещает запросившего доступ в очередь.</text:p>
        </text:list-item>
        <text:list-item>
          <text:p text:style-name="P12">Машины, ожидающие тот же ресурс, получают запрос. Обновляют свои очереди <text:span text:style-name="T4">(добавляют запросившего в очередь)</text:span>, ничего не отвечают.</text:p>
        </text:list-item>
        <text:list-item>
          <text:p text:style-name="P11">Клиент ждёт TIMEOUT и получает ответ: "ресурс занят, становись в очередь. Очередь: я, машина 1, машина 2...". </text:p>
        </text:list-item>
        <text:list-item>
          <text:p text:style-name="P11">Клиент создаёт у себя очередь из присланной очереди и себя в конце.</text:p>
        </text:list-item>
        <text:list-item>
          <text:p text:style-name="P11">Клиент ожидает входящее сообщение о предоставлении доступа.</text:p>
        </text:list-item>
      </text:list>
      <text:p text:style-name="P1"/>
      <text:p text:style-name="P1"><text:span text:style-name="T2">Завершение работы с ресурсом</text:span>:</text:p>
      <text:p text:style-name="P1"/>
      <text:p text:style-name="P1">Ситуация 4 — ресурс освобождается и ожидающих клиентов нет.</text:p>
      <text:list xml:id="list7110557169022997776" text:style-name="L6">
        <text:list-item>
          <text:p text:style-name="P13">Машина, занявшая ресурс, завершает работу с ресурсом безо всяких сообщений в сеть.</text:p>
        </text:list-item>
      </text:list>
      <text:p text:style-name="P1"><text:tab/></text:p>
      <text:p text:style-name="P1">Ситуация <text:span text:style-name="T12">5</text:span> — ресурс освобождается и есть <text:span text:style-name="T12">ожидающие</text:span> клиент<text:span text:style-name="T12">ы</text:span>.</text:p>
      <text:list xml:id="list6273376527712074895" text:style-name="L8">
        <text:list-item>
          <text:p text:style-name="P15">Машина, освобождающая ресурс, отправляет <text:span text:style-name="T6">broa</text:span><text:span text:style-name="T7">d</text:span><text:span text:style-name="T6">cast</text:span> (mult<text:span text:style-name="T7">i</text:span>cast) запрос: "работу с ресурсом окончил. новый владелец ресурса клиент N".</text:p>
        </text:list-item>
        <text:list-item>
          <text:p text:style-name="P15"><text:soft-page-break/>Клиенты, ожидающие доступ, получает запрос "работу с ресурсом окончил. новый владелец ресурса клиент N". Клиенты удаляют отправившего сообщение из очереди.</text:p>
        </text:list-item>
        <text:list-item>
          <text:p text:style-name="P15">Клиент N получает сообщение <text:span text:style-name="T12">о предоставлении ему доступа</text:span>. Удаляет из очереди отправившего сообщение. Занимает ресурс.</text:p>
        </text:list-item>
      </text:list>
      <text:p text:style-name="P1"/>
      <text:p text:style-name="P3">Прекращение ожидания доступа к ресурсу</text:p>
      <text:p text:style-name="P2"/>
      <text:p text:style-name="P2">Ситуация <text:span text:style-name="T12">6</text:span>— клиент прекращает ожидать доступ к ресурсу:</text:p>
      <text:list xml:id="list3640975576137221062" text:style-name="L9">
        <text:list-item>
          <text:p text:style-name="P18">клиент отправляет <text:span text:style-name="T6">broadcast </text:span>(<text:span text:style-name="T6">multicast) </text:span>запрос в сеть: «я выхожу из очереди». Клиенты, получившие этот запрос, удаляют отправителя запроса из очереди.</text:p>
        </text:list-item>
      </text:list>
      <text:p text:style-name="P20"/>
      <text:h text:style-name="P24" text:outline-level="2">Сообщения</text:h>
      <text:p text:style-name="P23"><text:span text:style-name="T6">M</text:span><text:span text:style-name="T7">ulticast</text:span><text:span text:style-name="T10"> запросы:</text:span></text:p>
      <text:list xml:id="list508573481162437709" text:style-name="L10">
        <text:list-item>
          <text:p text:style-name="P16"><text:span text:style-name="T10">«кто-нибудь работает с ресурсом?» - «</text:span><text:span text:style-name="T8">Is resource locked</text:span><text:span text:style-name="T10">»</text:span></text:p>
        </text:list-item>
        <text:list-item>
          <text:p text:style-name="P16"><text:span text:style-name="T10">«работу с ресурсом окончил. новый владелец ресурса клиент N» - «</text:span><text:span text:style-name="T8">New resource owner</text:span><text:span text:style-name="T10">»</text:span></text:p>
        </text:list-item>
        <text:list-item>
          <text:p text:style-name="P19">«я выхожу из очереди»<text:span text:style-name="T1"> - «</text:span><text:span text:style-name="T8">Leav</text:span><text:span text:style-name="T9">ing</text:span><text:span text:style-name="T8">Queue</text:span><text:span text:style-name="T1">»</text:span></text:p>
        </text:list-item>
      </text:list>
      <text:p text:style-name="P21"/>
      <text:p text:style-name="P21">Unicast <text:span text:style-name="T10">запросы:</text:span></text:p>
      <text:list xml:id="list5757337936938976245" text:style-name="L11">
        <text:list-item>
          <text:p text:style-name="P22"><text:span text:style-name="T10">«</text:span><text:span text:style-name="T11">ресурс занят, становись в очередь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0:23:18.240000000</meta:creation-date>
    <dc:date>2014-04-29T23:39:31.486000000</dc:date>
    <meta:editing-duration>PT5H41M48S</meta:editing-duration>
    <meta:editing-cycles>7</meta:editing-cycles>
    <meta:generator>LibreOffice/4.2.2.1$Windows_x86 LibreOffice_project/3be8cda0bddd8e430d8cda1ebfd581265cca5a0f</meta:generator>
    <meta:document-statistic meta:table-count="0" meta:image-count="0" meta:object-count="0" meta:page-count="2" meta:paragraph-count="48" meta:word-count="431" meta:character-count="3012" meta:non-whitespace-character-count="2641"/>
  </office:meta>
</office:document-meta>
</file>